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style:font-style-asian="italic" style:font-style-complex="italic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fo:font-style="italic" style:font-style-asian="italic" style:font-style-complex="italic"/>
    </style:style>
    <style:style style:name="T165" style:family="text">
      <style:text-properties fo:font-style="italic" style:font-style-asian="italic" style:font-style-complex="italic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fo:font-style="italic" style:font-style-asian="italic" style:font-style-complex="italic"/>
    </style:style>
    <style:style style:name="T173" style:family="text">
      <style:text-properties fo:font-style="italic" style:font-style-asian="italic" style:font-style-complex="italic"/>
    </style:style>
    <style:style style:name="T174" style:family="text">
      <style:text-properties fo:font-style="italic" style:font-style-asian="italic" style:font-style-complex="italic"/>
    </style:style>
    <style:style style:name="T175" style:family="text">
      <style:text-properties fo:font-style="italic" style:font-style-asian="italic" style:font-style-complex="italic"/>
    </style:style>
    <style:style style:name="T176" style:family="text">
      <style:text-properties fo:font-style="italic" style:font-style-asian="italic" style:font-style-complex="italic"/>
    </style:style>
    <style:style style:name="T177" style:family="text">
      <style:text-properties fo:font-style="italic" style:font-style-asian="italic" style:font-style-complex="italic"/>
    </style:style>
    <style:style style:name="T178" style:family="text">
      <style:text-properties fo:font-style="italic" style:font-style-asian="italic" style:font-style-complex="italic"/>
    </style:style>
    <style:style style:name="T179" style:family="text">
      <style:text-properties fo:font-style="italic" style:font-style-asian="italic" style:font-style-complex="italic"/>
    </style:style>
    <style:style style:name="T180" style:family="text">
      <style:text-properties fo:font-style="italic" style:font-style-asian="italic" style:font-style-complex="italic"/>
    </style:style>
    <style:style style:name="T181" style:family="text">
      <style:text-properties fo:font-style="italic" style:font-style-asian="italic" style:font-style-complex="italic"/>
    </style:style>
    <style:style style:name="T182" style:family="text">
      <style:text-properties fo:font-style="italic" style:font-style-asian="italic" style:font-style-complex="italic"/>
    </style:style>
    <style:style style:name="T183" style:family="text">
      <style:text-properties fo:font-style="italic" style:font-style-asian="italic" style:font-style-complex="italic"/>
    </style:style>
    <style:style style:name="T184" style:family="text">
      <style:text-properties fo:font-style="italic" style:font-style-asian="italic" style:font-style-complex="italic"/>
    </style:style>
    <style:style style:name="T185" style:family="text">
      <style:text-properties fo:font-style="italic" style:font-style-asian="italic" style:font-style-complex="italic"/>
    </style:style>
    <style:style style:name="T186" style:family="text">
      <style:text-properties fo:font-style="italic" style:font-style-asian="italic" style:font-style-complex="italic"/>
    </style:style>
    <style:style style:name="T187" style:family="text">
      <style:text-properties fo:font-style="italic" style:font-style-asian="italic" style:font-style-complex="italic"/>
    </style:style>
    <style:style style:name="T188" style:family="text">
      <style:text-properties fo:font-style="italic" style:font-style-asian="italic" style:font-style-complex="italic"/>
    </style:style>
    <style:style style:name="T189" style:family="text">
      <style:text-properties fo:font-style="italic" style:font-style-asian="italic" style:font-style-complex="italic"/>
    </style:style>
    <style:style style:name="T190" style:family="text">
      <style:text-properties fo:font-style="italic" style:font-style-asian="italic" style:font-style-complex="italic"/>
    </style:style>
    <style:style style:name="T191" style:family="text">
      <style:text-properties fo:font-style="italic" style:font-style-asian="italic" style:font-style-complex="italic"/>
    </style:style>
    <style:style style:name="T192" style:family="text">
      <style:text-properties fo:font-style="italic" style:font-style-asian="italic" style:font-style-complex="italic"/>
    </style:style>
    <style:style style:name="T193" style:family="text">
      <style:text-properties fo:font-style="italic" style:font-style-asian="italic" style:font-style-complex="italic"/>
    </style:style>
    <style:style style:name="T194" style:family="text">
      <style:text-properties fo:font-style="italic" style:font-style-asian="italic" style:font-style-complex="italic"/>
    </style:style>
    <style:style style:name="T195" style:family="text">
      <style:text-properties fo:font-style="italic" style:font-style-asian="italic" style:font-style-complex="italic"/>
    </style:style>
    <style:style style:name="T196" style:family="text">
      <style:text-properties fo:font-style="italic" style:font-style-asian="italic" style:font-style-complex="italic"/>
    </style:style>
    <style:style style:name="T197" style:family="text">
      <style:text-properties fo:font-style="italic" style:font-style-asian="italic" style:font-style-complex="italic"/>
    </style:style>
    <style:style style:name="T198" style:family="text">
      <style:text-properties fo:font-style="italic" style:font-style-asian="italic" style:font-style-complex="italic"/>
    </style:style>
    <style:style style:name="T199" style:family="text">
      <style:text-properties fo:font-style="italic" style:font-style-asian="italic" style:font-style-complex="italic"/>
    </style:style>
    <style:style style:name="T200" style:family="text">
      <style:text-properties fo:font-style="italic" style:font-style-asian="italic" style:font-style-complex="italic"/>
    </style:style>
    <style:style style:name="T201" style:family="text">
      <style:text-properties fo:font-style="italic" style:font-style-asian="italic" style:font-style-complex="italic"/>
    </style:style>
    <style:style style:name="T202" style:family="text">
      <style:text-properties fo:font-style="italic" style:font-style-asian="italic" style:font-style-complex="italic"/>
    </style:style>
    <style:style style:name="T203" style:family="text">
      <style:text-properties fo:font-style="italic" style:font-style-asian="italic" style:font-style-complex="italic"/>
    </style:style>
    <style:style style:name="T204" style:family="text">
      <style:text-properties fo:font-style="italic" style:font-style-asian="italic" style:font-style-complex="italic"/>
    </style:style>
    <style:style style:name="T205" style:family="text">
      <style:text-properties fo:font-style="italic" style:font-style-asian="italic" style:font-style-complex="italic"/>
    </style:style>
    <style:style style:name="T206" style:family="text">
      <style:text-properties fo:font-style="italic" style:font-style-asian="italic" style:font-style-complex="italic"/>
    </style:style>
    <style:style style:name="T207" style:family="text">
      <style:text-properties fo:font-style="italic" style:font-style-asian="italic" style:font-style-complex="italic"/>
    </style:style>
    <style:style style:name="T208" style:family="text">
      <style:text-properties fo:font-style="italic" style:font-style-asian="italic" style:font-style-complex="italic"/>
    </style:style>
    <style:style style:name="T209" style:family="text">
      <style:text-properties fo:font-style="italic" style:font-style-asian="italic" style:font-style-complex="italic"/>
    </style:style>
    <style:style style:name="T210" style:family="text">
      <style:text-properties fo:font-style="italic" style:font-style-asian="italic" style:font-style-complex="italic"/>
    </style:style>
    <style:style style:name="T211" style:family="text">
      <style:text-properties fo:font-style="italic" style:font-style-asian="italic" style:font-style-complex="italic"/>
    </style:style>
    <style:style style:name="T212" style:family="text">
      <style:text-properties fo:font-style="italic" style:font-style-asian="italic" style:font-style-complex="italic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fo:font-style="italic" style:font-style-asian="italic" style:font-style-complex="italic"/>
    </style:style>
    <style:style style:name="T219" style:family="text">
      <style:text-properties fo:font-style="italic" style:font-style-asian="italic" style:font-style-complex="italic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style:font-style-asian="italic" style:font-style-complex="italic"/>
    </style:style>
    <style:style style:name="T223" style:family="text">
      <style:text-properties fo:font-style="italic" style:font-style-asian="italic" style:font-style-complex="italic"/>
    </style:style>
    <style:style style:name="T224" style:family="text">
      <style:text-properties fo:font-style="italic" style:font-style-asian="italic" style:font-style-complex="italic"/>
    </style:style>
    <style:style style:name="T225" style:family="text">
      <style:text-properties fo:font-style="italic" style:font-style-asian="italic" style:font-style-complex="italic"/>
    </style:style>
    <style:style style:name="T226" style:family="text">
      <style:text-properties fo:font-style="italic" style:font-style-asian="italic" style:font-style-complex="italic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font-style="italic" style:font-style-asian="italic" style:font-style-complex="italic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style:font-style-asian="italic" style:font-style-complex="italic"/>
    </style:style>
    <style:style style:name="T231" style:family="text">
      <style:text-properties fo:font-style="italic" style:font-style-asian="italic" style:font-style-complex="italic"/>
    </style:style>
    <style:style style:name="T232" style:family="text">
      <style:text-properties fo:font-style="italic" style:font-style-asian="italic" style:font-style-complex="italic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fo:font-style="italic" style:font-style-asian="italic" style:font-style-complex="italic"/>
    </style:style>
    <style:style style:name="T235" style:family="text">
      <style:text-properties fo:font-style="italic" style:font-style-asian="italic" style:font-style-complex="italic"/>
    </style:style>
    <style:style style:name="T236" style:family="text">
      <style:text-properties fo:font-style="italic" style:font-style-asian="italic" style:font-style-complex="italic"/>
    </style:style>
    <style:style style:name="T237" style:family="text">
      <style:text-properties fo:font-style="italic" style:font-style-asian="italic" style:font-style-complex="italic"/>
    </style:style>
    <style:style style:name="T238" style:family="text">
      <style:text-properties fo:font-style="italic" style:font-style-asian="italic" style:font-style-complex="italic"/>
    </style:style>
    <style:style style:name="T239" style:family="text">
      <style:text-properties fo:font-style="italic" style:font-style-asian="italic" style:font-style-complex="italic"/>
    </style:style>
    <style:style style:name="T240" style:family="text">
      <style:text-properties fo:font-style="italic" style:font-style-asian="italic" style:font-style-complex="italic"/>
    </style:style>
    <style:style style:name="T241" style:family="text">
      <style:text-properties fo:font-style="italic" style:font-style-asian="italic" style:font-style-complex="italic"/>
    </style:style>
    <style:style style:name="T242" style:family="text">
      <style:text-properties fo:font-style="italic" style:font-style-asian="italic" style:font-style-complex="italic"/>
    </style:style>
    <style:style style:name="T243" style:family="text">
      <style:text-properties fo:font-style="italic" style:font-style-asian="italic" style:font-style-complex="italic"/>
    </style:style>
    <style:style style:name="T244" style:family="text">
      <style:text-properties fo:font-style="italic" style:font-style-asian="italic" style:font-style-complex="italic"/>
    </style:style>
    <style:style style:name="T245" style:family="text">
      <style:text-properties fo:font-style="italic" style:font-style-asian="italic" style:font-style-complex="italic"/>
    </style:style>
    <style:style style:name="T246" style:family="text">
      <style:text-properties fo:font-style="italic" style:font-style-asian="italic" style:font-style-complex="italic"/>
    </style:style>
    <style:style style:name="T247" style:family="text">
      <style:text-properties fo:font-style="italic" style:font-style-asian="italic" style:font-style-complex="italic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style:font-style-asian="italic" style:font-style-complex="italic"/>
    </style:style>
    <style:style style:name="T254" style:family="text">
      <style:text-properties fo:font-style="italic" style:font-style-asian="italic" style:font-style-complex="italic"/>
    </style:style>
    <style:style style:name="T255" style:family="text">
      <style:text-properties fo:font-style="italic" style:font-style-asian="italic" style:font-style-complex="italic"/>
    </style:style>
    <style:style style:name="T256" style:family="text">
      <style:text-properties fo:font-style="italic" style:font-style-asian="italic" style:font-style-complex="italic"/>
    </style:style>
    <style:style style:name="T257" style:family="text">
      <style:text-properties fo:font-style="italic" style:font-style-asian="italic" style:font-style-complex="italic"/>
    </style:style>
    <style:style style:name="T258" style:family="text">
      <style:text-properties fo:font-style="italic" style:font-style-asian="italic" style:font-style-complex="italic"/>
    </style:style>
    <style:style style:name="T259" style:family="text">
      <style:text-properties fo:font-style="italic" style:font-style-asian="italic" style:font-style-complex="italic"/>
    </style:style>
    <style:style style:name="T260" style:family="text">
      <style:text-properties fo:font-style="italic" style:font-style-asian="italic" style:font-style-complex="italic"/>
    </style:style>
    <style:style style:name="T261" style:family="text">
      <style:text-properties fo:font-style="italic" style:font-style-asian="italic" style:font-style-complex="italic"/>
    </style:style>
    <style:style style:name="T262" style:family="text">
      <style:text-properties fo:font-style="italic" style:font-style-asian="italic" style:font-style-complex="italic"/>
    </style:style>
    <style:style style:name="T263" style:family="text">
      <style:text-properties fo:font-style="italic" style:font-style-asian="italic" style:font-style-complex="italic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style="italic" style:font-style-asian="italic" style:font-style-complex="italic"/>
    </style:style>
    <style:style style:name="T266" style:family="text">
      <style:text-properties fo:font-style="italic" style:font-style-asian="italic" style:font-style-complex="italic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style:font-style-asian="italic" style:font-style-complex="italic"/>
    </style:style>
    <style:style style:name="T269" style:family="text">
      <style:text-properties fo:font-style="italic" style:font-style-asian="italic" style:font-style-complex="italic"/>
    </style:style>
    <style:style style:name="T270" style:family="text">
      <style:text-properties fo:font-style="italic" style:font-style-asian="italic" style:font-style-complex="italic"/>
    </style:style>
    <style:style style:name="T271" style:family="text">
      <style:text-properties fo:font-style="italic" style:font-style-asian="italic" style:font-style-complex="itali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style:font-style-asian="italic" style:font-style-complex="italic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font-style="italic" style:font-style-asian="italic" style:font-style-complex="italic"/>
    </style:style>
    <style:style style:name="T276" style:family="text">
      <style:text-properties fo:font-style="italic" style:font-style-asian="italic" style:font-style-complex="italic"/>
    </style:style>
    <style:style style:name="T277" style:family="text">
      <style:text-properties fo:font-style="italic" style:font-style-asian="italic" style:font-style-complex="italic"/>
    </style:style>
    <style:style style:name="T278" style:family="text">
      <style:text-properties fo:font-style="italic" style:font-style-asian="italic" style:font-style-complex="italic"/>
    </style:style>
    <style:style style:name="T279" style:family="text">
      <style:text-properties fo:font-style="italic" style:font-style-asian="italic" style:font-style-complex="italic"/>
    </style:style>
    <style:style style:name="T280" style:family="text">
      <style:text-properties fo:font-style="italic" style:font-style-asian="italic" style:font-style-complex="italic"/>
    </style:style>
    <style:style style:name="T281" style:family="text">
      <style:text-properties fo:font-style="italic" style:font-style-asian="italic" style:font-style-complex="italic"/>
    </style:style>
    <style:style style:name="T282" style:family="text">
      <style:text-properties fo:font-style="italic" style:font-style-asian="italic" style:font-style-complex="italic"/>
    </style:style>
    <style:style style:name="T283" style:family="text">
      <style:text-properties fo:font-style="italic" style:font-style-asian="italic" style:font-style-complex="italic"/>
    </style:style>
    <style:style style:name="T284" style:family="text">
      <style:text-properties fo:font-style="italic" style:font-style-asian="italic" style:font-style-complex="italic"/>
    </style:style>
    <style:style style:name="T285" style:family="text">
      <style:text-properties fo:font-style="italic" style:font-style-asian="italic" style:font-style-complex="italic"/>
    </style:style>
    <style:style style:name="T286" style:family="text">
      <style:text-properties fo:font-style="italic" style:font-style-asian="italic" style:font-style-complex="italic"/>
    </style:style>
    <style:style style:name="T287" style:family="text">
      <style:text-properties fo:font-style="italic" style:font-style-asian="italic" style:font-style-complex="italic"/>
    </style:style>
    <style:style style:name="T288" style:family="text">
      <style:text-properties fo:font-style="italic" style:font-style-asian="italic" style:font-style-complex="italic"/>
    </style:style>
    <style:style style:name="T289" style:family="text">
      <style:text-properties fo:font-style="italic" style:font-style-asian="italic" style:font-style-complex="italic"/>
    </style:style>
    <style:style style:name="T290" style:family="text">
      <style:text-properties fo:font-style="italic" style:font-style-asian="italic" style:font-style-complex="italic"/>
    </style:style>
    <style:style style:name="T291" style:family="text">
      <style:text-properties fo:font-style="italic" style:font-style-asian="italic" style:font-style-complex="italic"/>
    </style:style>
    <style:style style:name="T292" style:family="text">
      <style:text-properties fo:font-style="italic" style:font-style-asian="italic" style:font-style-complex="italic"/>
    </style:style>
    <style:style style:name="T293" style:family="text">
      <style:text-properties fo:font-style="italic" style:font-style-asian="italic" style:font-style-complex="italic"/>
    </style:style>
    <style:style style:name="T294" style:family="text">
      <style:text-properties fo:font-style="italic" style:font-style-asian="italic" style:font-style-complex="italic"/>
    </style:style>
    <style:style style:name="T295" style:family="text">
      <style:text-properties fo:font-style="italic" style:font-style-asian="italic" style:font-style-complex="italic"/>
    </style:style>
    <style:style style:name="T296" style:family="text">
      <style:text-properties fo:font-style="italic" style:font-style-asian="italic" style:font-style-complex="italic"/>
    </style:style>
    <style:style style:name="T297" style:family="text">
      <style:text-properties fo:font-style="italic" style:font-style-asian="italic" style:font-style-complex="italic" fo:font-weight="bold" style:font-weight-asian="bold" style:font-weight-complex="bold"/>
    </style:style>
    <style:style style:name="T298" style:family="text">
      <style:text-properties fo:font-style="italic" style:font-style-asian="italic" style:font-style-complex="italic" fo:font-weight="bold" style:font-weight-asian="bold" style:font-weight-complex="bold"/>
    </style:style>
    <style:style style:name="T299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0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3" style:family="text">
      <style:text-properties fo:font-style="italic" style:font-style-asian="italic" style:font-style-complex="italic" fo:font-weight="bold" style:font-weight-asian="bold" style:font-weight-complex="bold"/>
    </style:style>
  </office:automatic-styles>
  <office:body>
    <office:text>
      <text:h text:style-name="Title">Tapestry</text:h>
      <text:p text:style-name="Text_20_body"><text:span text:style-name="T1">Apparently</text:span><text:span text:style-name="T2"> </text:span><text:span text:style-name="T3">typewriters</text:span><text:span text:style-name="T4"> </text:span><text:span text:style-name="T5">need</text:span><text:span text:style-name="T6"> </text:span><text:span text:style-name="T7">ribbon.</text:span> <text:span text:style-name="T8">Apparently</text:span><text:span text:style-name="T9"> </text:span><text:span text:style-name="T10">ribbon</text:span><text:span text:style-name="T11"> </text:span><text:span text:style-name="T12">is</text:span><text:span text:style-name="T13"> </text:span><text:span text:style-name="T14">incredibly</text:span><text:span text:style-name="T15"> </text:span><text:span text:style-name="T16">hard</text:span><text:span text:style-name="T17"> </text:span><text:span text:style-name="T18">to</text:span><text:span text:style-name="T19"> </text:span><text:span text:style-name="T20">find</text:span><text:span text:style-name="T21"> </text:span><text:span text:style-name="T22">anymore</text:span><text:span text:style-name="T23"> </text:span><text:span text:style-name="T24">because</text:span><text:span text:style-name="T25"> </text:span><text:span text:style-name="T26">no</text:span><text:span text:style-name="T27"> </text:span><text:span text:style-name="T28">one</text:span><text:span text:style-name="T29"> </text:span><text:span text:style-name="T30">uses</text:span><text:span text:style-name="T31"> </text:span><text:span text:style-name="T32">typewriters.</text:span><text:span text:style-name="T33"> </text:span><text:span text:style-name="T34">Apparently</text:span><text:span text:style-name="T35"> </text:span><text:span text:style-name="T36">I</text:span><text:span text:style-name="T37"> </text:span><text:span text:style-name="T38">am</text:span><text:span text:style-name="T39"> </text:span><text:span text:style-name="T40">writing</text:span><text:span text:style-name="T41"> </text:span><text:span text:style-name="T42">my</text:span><text:span text:style-name="T43"> </text:span><text:span text:style-name="T44">hymns</text:span><text:span text:style-name="T45"> </text:span><text:span text:style-name="T46">from</text:span><text:span text:style-name="T47"> </text:span><text:span text:style-name="T48">now</text:span><text:span text:style-name="T49"> </text:span><text:span text:style-name="T50">on.</text:span> So he was back to calling his notes "hymns." He looked up "hymns" in the dictionary. It said that a hymn was "an ode or song of praise or adoration." Praise or adoration to what? he asked himself. He thought maybe furniture. There was still a lot of notfurniture in what he was again calling his Writing Shack.</text:p>
      <text:p text:style-name="Text_20_body">The dictionary also had this to say about "hymn": that it was possibly related to the old Greek word for "weave." "Weave what" Paul wondered to himself. He wrote this down on a new notecard. <text:span text:style-name="T51">Apparently</text:span><text:span text:style-name="T52"> </text:span><text:span text:style-name="T53">"hymn"</text:span><text:span text:style-name="T54"> </text:span><text:span text:style-name="T55">means</text:span><text:span text:style-name="T56"> </text:span><text:span text:style-name="T57">weave</text:span><text:span text:style-name="T58"> </text:span><text:span text:style-name="T59">somehow.</text:span><text:span text:style-name="T60"> </text:span><text:span text:style-name="T61">Or</text:span><text:span text:style-name="T62"> </text:span><text:span text:style-name="T63">it</text:span><text:span text:style-name="T64"> </text:span><text:span text:style-name="T65">used</text:span><text:span text:style-name="T66"> </text:span><text:span text:style-name="T67">to.</text:span><text:span text:style-name="T68"> </text:span><text:span text:style-name="T69">Or</text:span><text:span text:style-name="T70"> </text:span><text:span text:style-name="T71">its</text:span><text:span text:style-name="T72"> </text:span><text:span text:style-name="T73">cousin</text:span><text:span text:style-name="T74"> </text:span><text:span text:style-name="T75">did.</text:span><text:span text:style-name="T76"> </text:span><text:span text:style-name="T77">What</text:span><text:span text:style-name="T78"> </text:span><text:span text:style-name="T79">is</text:span><text:span text:style-name="T80"> </text:span><text:span text:style-name="T81">it</text:span><text:span text:style-name="T82"> </text:span><text:span text:style-name="T83">weaving?</text:span><text:span text:style-name="T84"> </text:span><text:span text:style-name="T85">Who</text:span><text:span text:style-name="T86"> </text:span><text:span text:style-name="T87">is</text:span><text:span text:style-name="T88"> </text:span><text:span text:style-name="T89">it</text:span><text:span text:style-name="T90"> </text:span><text:span text:style-name="T91">weaving</text:span><text:span text:style-name="T92"> </text:span><text:span text:style-name="T93">for?</text:span><text:span text:style-name="T94"> </text:span><text:span text:style-name="T95">I</text:span><text:span text:style-name="T96"> </text:span><text:span text:style-name="T97">remember</text:span><text:span text:style-name="T98"> </text:span><text:span text:style-name="T99">in</text:span><text:span text:style-name="T100"> </text:span><text:span text:style-name="T101">school</text:span><text:span text:style-name="T102"> </text:span><text:span text:style-name="T103">we</text:span><text:span text:style-name="T104"> </text:span><text:span text:style-name="T105">talked</text:span><text:span text:style-name="T106"> </text:span><text:span text:style-name="T107">about</text:span><text:span text:style-name="T108"> </text:span><text:span text:style-name="T109">Odysseus</text:span><text:span text:style-name="T110"> </text:span><text:span text:style-name="T111">and</text:span><text:span text:style-name="T112"> </text:span><text:span text:style-name="T113">his</text:span><text:span text:style-name="T114"> </text:span><text:span text:style-name="T115">wife</text:span><text:span text:style-name="T116"> </text:span><text:span text:style-name="T117">Penelope,</text:span><text:span text:style-name="T118"> </text:span><text:span text:style-name="T119">who</text:span><text:span text:style-name="T120"> </text:span><text:span text:style-name="T121">wove</text:span><text:span text:style-name="T122"> </text:span><text:span text:style-name="T123">a</text:span><text:span text:style-name="T124"> </text:span><text:span text:style-name="T125">tapestry</text:span><text:span text:style-name="T126"> </text:span><text:span text:style-name="T127">every</text:span><text:span text:style-name="T128"> </text:span><text:span text:style-name="T129">day</text:span><text:span text:style-name="T130"> </text:span><text:span text:style-name="T131">just</text:span><text:span text:style-name="T132"> </text:span><text:span text:style-name="T133">to</text:span><text:span text:style-name="T134"> </text:span><text:span text:style-name="T135">take</text:span><text:span text:style-name="T136"> </text:span><text:span text:style-name="T137">it</text:span><text:span text:style-name="T138"> </text:span><text:span text:style-name="T139">apart</text:span><text:span text:style-name="T140"> </text:span><text:span text:style-name="T141">at</text:span><text:span text:style-name="T142"> </text:span><text:span text:style-name="T143">night.</text:span><text:span text:style-name="T144"> </text:span><text:span text:style-name="T145">I</text:span><text:span text:style-name="T146"> </text:span><text:span text:style-name="T147">forget</text:span><text:span text:style-name="T148"> </text:span><text:span text:style-name="T149">why.</text:span></text:p>
      <text:p text:style-name="Text_20_body"><text:span text:style-name="T150">Maybe</text:span><text:span text:style-name="T151"> </text:span><text:span text:style-name="T152">she</text:span><text:span text:style-name="T153"> </text:span><text:span text:style-name="T154">wove</text:span><text:span text:style-name="T155"> </text:span><text:span text:style-name="T156">the</text:span><text:span text:style-name="T157"> </text:span><text:span text:style-name="T158">tapestry</text:span><text:span text:style-name="T159"> </text:span><text:span text:style-name="T160">for</text:span><text:span text:style-name="T161"> </text:span><text:span text:style-name="T162">Odysseus.</text:span><text:span text:style-name="T163"> </text:span><text:span text:style-name="T164">Maybe</text:span><text:span text:style-name="T165"> </text:span><text:span text:style-name="T166">she</text:span><text:span text:style-name="T167"> </text:span><text:span text:style-name="T168">wove</text:span><text:span text:style-name="T169"> </text:span><text:span text:style-name="T170">it</text:span><text:span text:style-name="T171"> </text:span><text:span text:style-name="T172">for</text:span><text:span text:style-name="T173"> </text:span><text:span text:style-name="T174">herself.</text:span><text:span text:style-name="T175"> </text:span><text:span text:style-name="T176">What</text:span><text:span text:style-name="T177"> </text:span><text:span text:style-name="T178">did</text:span><text:span text:style-name="T179"> </text:span><text:span text:style-name="T180">she</text:span><text:span text:style-name="T181"> </text:span><text:span text:style-name="T182">weave</text:span><text:span text:style-name="T183"> </text:span><text:span text:style-name="T184">it</text:span><text:span text:style-name="T185"> </text:span><text:span text:style-name="T186">of?</text:span><text:span text:style-name="T187"> </text:span><text:span text:style-name="T188">Memory</text:span><text:span text:style-name="T189">,</text:span><text:span text:style-name="T190"> </text:span><text:span text:style-name="T191">maybe?</text:span><text:span text:style-name="T192"> </text:span><text:span text:style-name="T193">Or</text:span><text:span text:style-name="T194"> </text:span><text:span text:style-name="T195">dream</text:span><text:span text:style-name="T196">?</text:span><text:span text:style-name="T197"> </text:span><text:span text:style-name="T198">I</text:span><text:span text:style-name="T199"> </text:span><text:span text:style-name="T200">think</text:span><text:span text:style-name="T201"> </text:span><text:span text:style-name="T202">these</text:span><text:span text:style-name="T203"> </text:span><text:span text:style-name="T204">words</text:span><text:span text:style-name="T205"> </text:span><text:span text:style-name="T206">make</text:span><text:span text:style-name="T207"> </text:span><text:span text:style-name="T208">a</text:span><text:span text:style-name="T209"> </text:span><text:span text:style-name="T210">kind</text:span><text:span text:style-name="T211"> </text:span><text:span text:style-name="T212">of</text:span><text:span text:style-name="T213"> </text:span><text:span text:style-name="T214">tapestry,</text:span><text:span text:style-name="T215"> </text:span><text:span text:style-name="T216">or</text:span><text:span text:style-name="T217"> </text:span><text:span text:style-name="T218">at</text:span><text:span text:style-name="T219"> </text:span><text:span text:style-name="T220">least</text:span><text:span text:style-name="T221"> </text:span><text:span text:style-name="T222">the</text:span><text:span text:style-name="T223"> </text:span><text:span text:style-name="T224">thread</text:span><text:span text:style-name="T225"> </text:span><text:span text:style-name="T226">it</text:span><text:span text:style-name="T227"> </text:span><text:span text:style-name="T228">will</text:span><text:span text:style-name="T229"> </text:span><text:span text:style-name="T230">be</text:span><text:span text:style-name="T231"> </text:span><text:span text:style-name="T232">made</text:span><text:span text:style-name="T233"> </text:span><text:span text:style-name="T234">of.</text:span><text:span text:style-name="T235"> </text:span><text:span text:style-name="T236">I</text:span><text:span text:style-name="T237"> </text:span><text:span text:style-name="T238">will</text:span><text:span text:style-name="T239"> </text:span><text:span text:style-name="T240">weave</text:span><text:span text:style-name="T241"> </text:span><text:span text:style-name="T242">a</text:span><text:span text:style-name="T243"> </text:span><text:span text:style-name="T244">hymn</text:span><text:span text:style-name="T245"> </text:span><text:span text:style-name="T246">to</text:span><text:span text:style-name="T247"> </text:span><text:span text:style-name="T248">the</text:span><text:span text:style-name="T249"> </text:span><text:span text:style-name="T250">gods</text:span><text:span text:style-name="T251"> </text:span><text:span text:style-name="T252">of</text:span><text:span text:style-name="T253"> </text:span><text:span text:style-name="T254">Literature,</text:span><text:span text:style-name="T255"> </text:span><text:span text:style-name="T256">out</text:span><text:span text:style-name="T257"> </text:span><text:span text:style-name="T258">of</text:span><text:span text:style-name="T259"> </text:span><text:span text:style-name="T260">fiction.</text:span><text:span text:style-name="T261"> </text:span><text:span text:style-name="T262">My</text:span><text:span text:style-name="T263"> </text:span><text:span text:style-name="T264">furniture</text:span><text:span text:style-name="T265"> </text:span><text:span text:style-name="T266">was</text:span><text:span text:style-name="T267"> </text:span><text:span text:style-name="T268">a</text:span><text:span text:style-name="T269"> </text:span><text:span text:style-name="T270">try</text:span><text:span text:style-name="T271"> </text:span><text:span text:style-name="T272">at</text:span><text:span text:style-name="T273"> </text:span><text:span text:style-name="T274">weaving,</text:span><text:span text:style-name="T275"> </text:span><text:span text:style-name="T276">but</text:span><text:span text:style-name="T277"> </text:span><text:span text:style-name="T278">I</text:span><text:span text:style-name="T279"> </text:span><text:span text:style-name="T280">am</text:span><text:span text:style-name="T281"> </text:span><text:span text:style-name="T282">shit</text:span><text:span text:style-name="T283"> </text:span><text:span text:style-name="T284">at</text:span><text:span text:style-name="T285"> </text:span><text:span text:style-name="T286">furniture.</text:span><text:span text:style-name="T287"> </text:span><text:span text:style-name="T288">So</text:span><text:span text:style-name="T289"> </text:span><text:span text:style-name="T290">writing</text:span><text:span text:style-name="T291"> </text:span><text:span text:style-name="T292">it</text:span><text:span text:style-name="T293"> </text:span><text:span text:style-name="T294">is</text:span><text:span text:style-name="T295"> </text:span><text:span text:style-name="T296">again.</text:span></text:p>
      <text:p text:style-name="Text_20_body">He wrote <text:span text:style-name="T297">NOTES</text:span><text:span text:style-name="T298"> </text:span><text:span text:style-name="T299">FOR</text:span><text:span text:style-name="T300"> </text:span><text:span text:style-name="T301">A</text:span><text:span text:style-name="T302"> </text:span><text:span text:style-name="T303">HYMN</text:span> at the top of this notecar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pestry</dc:title>
  </office:meta>
</office:document-meta>
</file>